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15">
      <style:table-cell-properties style:vertical-align="automatic" style:repeat-content="false"/>
      <style:paragraph-properties fo:text-align="center"/>
    </style:style>
    <style:style style:name="ce5" style:family="table-cell" style:parent-style-name="Default" style:data-style-name="N0">
      <style:table-cell-properties style:vertical-align="automatic" fo:background-color="#C9DAF8" style:repeat-content="false"/>
      <style:paragraph-properties fo:text-align="center"/>
    </style:style>
    <style:style style:name="ce6" style:family="table-cell" style:parent-style-name="Default" style:data-style-name="N0">
      <style:table-cell-properties style:vertical-align="automatic" fo:background-color="#D9EAD3" style:repeat-content="false"/>
      <style:paragraph-properties fo:text-align="center"/>
    </style:style>
    <style:style style:name="ce7" style:family="table-cell" style:parent-style-name="Default" style:data-style-name="N0">
      <style:table-cell-properties style:vertical-align="automatic" fo:background-color="#93C47D" style:repeat-content="false"/>
      <style:paragraph-properties fo:text-align="center"/>
    </style:style>
    <style:style style:name="ce8" style:family="table-cell" style:parent-style-name="Default" style:data-style-name="N15">
      <style:table-cell-properties style:vertical-align="automatic" fo:background-color="#C9DAF8" style:repeat-content="false"/>
      <style:paragraph-properties fo:text-align="center"/>
    </style:style>
    <style:style style:name="ce9" style:family="table-cell" style:parent-style-name="Default" style:data-style-name="N0">
      <style:table-cell-properties style:vertical-align="automatic" fo:background-color="#FFFFFF" style:repeat-content="false"/>
      <style:paragraph-properties fo:text-align="center"/>
    </style:style>
    <style:style style:name="ce10" style:family="table-cell" style:parent-style-name="Default" style:data-style-name="N0">
      <style:table-cell-properties style:vertical-align="automatic" fo:background-color="#6AA84F" style:repeat-content="false"/>
      <style:paragraph-properties fo:text-align="center"/>
    </style:style>
    <style:style style:name="ce11" style:family="table-cell" style:parent-style-name="Default" style:data-style-name="N0">
      <style:table-cell-properties style:vertical-align="automatic" style:repeat-content="false"/>
      <style:paragraph-properties fo:text-align="end" fo:margin-righ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style:vertical-align="automatic" fo:background-color="#A4C2F4"/>
    </style:style>
    <style:style style:name="ce15" style:family="table-cell" style:parent-style-name="Default" style:data-style-name="N0">
      <style:table-cell-properties style:vertical-align="automatic" fo:background-color="#E6B8AF"/>
    </style:style>
    <style:style style:name="co1" style:family="table-column">
      <style:table-column-properties fo:break-before="auto" style:column-width="10.2658333333333cm"/>
    </style:style>
    <style:style style:name="co2" style:family="table-column">
      <style:table-column-properties fo:break-before="auto" style:column-width="3.62479166666667cm"/>
    </style:style>
    <style:style style:name="co3" style:family="table-column">
      <style:table-column-properties fo:break-before="auto" style:column-width="2.48708333333333cm"/>
    </style:style>
    <style:style style:name="co4" style:family="table-column">
      <style:table-column-properties fo:break-before="auto" style:column-width="4.47145833333333cm"/>
    </style:style>
    <style:style style:name="co5" style:family="table-column">
      <style:table-column-properties fo:break-before="auto" style:column-width="4.81541666666667cm"/>
    </style:style>
    <style:style style:name="co6" style:family="table-column">
      <style:table-column-properties fo:break-before="auto" style:column-width="4.70958333333333cm"/>
    </style:style>
    <style:style style:name="co7" style:family="table-column">
      <style:table-column-properties fo:break-before="auto" style:column-width="3.04270833333333cm"/>
    </style:style>
    <style:style style:name="co8" style:family="table-column">
      <style:table-column-properties fo:break-before="auto" style:column-width="4.10104166666667cm"/>
    </style:style>
    <style:style style:name="co9" style:family="table-column">
      <style:table-column-properties fo:break-before="auto" style:column-width="3.86291666666667cm"/>
    </style:style>
    <style:style style:name="co10" style:family="table-column">
      <style:table-column-properties fo:break-before="auto" style:column-width="4.25979166666667cm"/>
    </style:style>
    <style:style style:name="co11" style:family="table-column">
      <style:table-column-properties fo:break-before="auto" style:column-width="4.02166666666667cm"/>
    </style:style>
    <style:style style:name="co12" style:family="table-column">
      <style:table-column-properties fo:break-before="auto" style:column-width="1.905cm"/>
    </style:style>
    <style:style style:name="ro1" style:family="table-row">
      <style:table-row-properties style:row-height="15.7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23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2" table:default-cell-style-name="ce1"/>
        <table:table-column table:style-name="co8" table:default-cell-style-name="ce1"/>
        <table:table-column table:style-name="co2" table:default-cell-style-name="ce1"/>
        <table:table-column table:style-name="co3" table:number-columns-repeated="8" table:default-cell-style-name="ce1"/>
        <table:table-column table:style-name="co9" table:default-cell-style-name="ce1"/>
        <table:table-column table:style-name="co10" table:default-cell-style-name="ce1"/>
        <table:table-column table:style-name="co11" table:default-cell-style-name="ce1"/>
        <table:table-column table:style-name="co3" table:number-columns-repeated="1000" table:default-cell-style-name="ce1"/>
        <table:table-column table:style-name="co12" table:number-columns-repeated="15360" table:default-cell-style-name="ce1"/>
        <table:table-row table:number-rows-repeated="2" table:style-name="ro1">
          <table:table-cell table:number-columns-repeated="16384"/>
        </table:table-row>
        <table:table-row table:style-name="ro2">
          <table:table-cell table:number-columns-repeated="6" table:style-name="ce2"/>
          <table:table-cell office:value-type="string" table:style-name="ce2">
            <text:p>Fine-Tune</text:p>
          </table:table-cell>
          <table:table-cell table:number-columns-repeated="8" table:style-name="ce2"/>
          <table:table-cell table:style-name="ce1"/>
          <table:table-cell table:number-columns-repeated="5" table:style-name="ce2"/>
          <table:table-cell office:value-type="string" table:style-name="ce2">
            <text:p>Evaluation and Metrics Result</text:p>
          </table:table-cell>
          <table:table-cell table:number-columns-repeated="4" table:style-name="ce2"/>
          <table:table-cell table:number-columns-repeated="16358"/>
        </table:table-row>
        <table:table-row table:style-name="ro2">
          <table:table-cell office:value-type="string" table:style-name="ce2">
            <text:p>Purpose</text:p>
          </table:table-cell>
          <table:table-cell office:value-type="string" table:style-name="ce2">
            <text:p>Experiment No</text:p>
          </table:table-cell>
          <table:table-cell office:value-type="string" table:style-name="ce2">
            <text:p>output_dir</text:p>
          </table:table-cell>
          <table:table-cell office:value-type="string" table:style-name="ce2">
            <text:p>eval_strategy</text:p>
            <text:p/>
          </table:table-cell>
          <table:table-cell office:value-type="string" table:style-name="ce2">
            <text:p>save_strategy</text:p>
          </table:table-cell>
          <table:table-cell office:value-type="string" table:style-name="ce2">
            <text:p>learning_rate</text:p>
          </table:table-cell>
          <table:table-cell office:value-type="string" table:style-name="ce2">
            <text:p>per_device_train_batch_size</text:p>
          </table:table-cell>
          <table:table-cell office:value-type="string" table:style-name="ce2">
            <text:p>per_device_eval_batch_size</text:p>
          </table:table-cell>
          <table:table-cell office:value-type="string" table:style-name="ce2">
            <text:p>num_train_epochs</text:p>
          </table:table-cell>
          <table:table-cell office:value-type="string" table:style-name="ce2">
            <text:p>weight_decay</text:p>
          </table:table-cell>
          <table:table-cell office:value-type="string" table:style-name="ce2">
            <text:p>logging_dir</text:p>
          </table:table-cell>
          <table:table-cell office:value-type="string" table:style-name="ce2">
            <text:p>logging_steps</text:p>
          </table:table-cell>
          <table:table-cell office:value-type="string" table:style-name="ce2">
            <text:p>load_best_model_at_end</text:p>
          </table:table-cell>
          <table:table-cell office:value-type="string" table:style-name="ce2">
            <text:p>metric_for_best_model</text:p>
          </table:table-cell>
          <table:table-cell office:value-type="string" table:style-name="ce2">
            <text:p>report_to</text:p>
          </table:table-cell>
          <table:table-cell table:style-name="ce1"/>
          <table:table-cell office:value-type="string" table:style-name="ce2">
            <text:p>eval_loss</text:p>
          </table:table-cell>
          <table:table-cell office:value-type="string" table:style-name="ce2">
            <text:p>eval_accuracy</text:p>
          </table:table-cell>
          <table:table-cell office:value-type="string" table:style-name="ce2">
            <text:p>eval_precision</text:p>
          </table:table-cell>
          <table:table-cell office:value-type="string" table:style-name="ce2">
            <text:p>eval_recall</text:p>
          </table:table-cell>
          <table:table-cell office:value-type="string" table:style-name="ce2">
            <text:p>eval_f1</text:p>
          </table:table-cell>
          <table:table-cell office:value-type="string" table:style-name="ce2">
            <text:p>eval_runtime</text:p>
          </table:table-cell>
          <table:table-cell office:value-type="string" table:style-name="ce2">
            <text:p>eval_samples_per_second</text:p>
          </table:table-cell>
          <table:table-cell office:value-type="string" table:style-name="ce2">
            <text:p>eval_steps_per_second</text:p>
          </table:table-cell>
          <table:table-cell office:value-type="string" table:style-name="ce2">
            <text:p>epoch</text:p>
          </table:table-cell>
          <table:table-cell office:value-type="string" table:style-name="ce3">
            <text:p>Runtine</text:p>
          </table:table-cell>
          <table:table-cell table:number-columns-repeated="16358"/>
        </table:table-row>
        <table:table-row table:style-name="ro2">
          <table:table-cell office:value-type="string" table:style-name="ce2">
            <text:p>Baseline (current setup)</text:p>
          </table:table-cell>
          <table:table-cell office:value-type="float" office:value="1" table:style-name="ce2">
            <text:p>1</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3.0000000000000001E-5" table:style-name="ce4">
            <text:p>3.00E-05</text:p>
          </table:table-cell>
          <table:table-cell office:value-type="float" office:value="8" table:style-name="ce2">
            <text:p>8</text:p>
          </table:table-cell>
          <table:table-cell office:value-type="float" office:value="8" table:style-name="ce2">
            <text:p>8</text:p>
          </table:table-cell>
          <table:table-cell office:value-type="float" office:value="3" table:style-name="ce2">
            <text:p>3</text:p>
          </table:table-cell>
          <table:table-cell office:value-type="float" office:value="0.01" table:style-name="ce5">
            <text:p>0.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1</text:p>
          </table:table-cell>
          <table:table-cell office:value-type="string" table:style-name="ce2">
            <text:p>none</text:p>
          </table:table-cell>
          <table:table-cell table:style-name="ce1"/>
          <table:table-cell office:value-type="float" office:value="8.6699999999999999E-2" table:style-name="ce2">
            <text:p>0.0867</text:p>
          </table:table-cell>
          <table:table-cell office:value-type="float" office:value="0.97799999999999998" table:style-name="ce6">
            <text:p>0.978</text:p>
          </table:table-cell>
          <table:table-cell office:value-type="float" office:value="0.97799999999999998" table:style-name="ce2">
            <text:p>0.978</text:p>
          </table:table-cell>
          <table:table-cell office:value-type="float" office:value="0.97699999999999998" table:style-name="ce2">
            <text:p>0.977</text:p>
          </table:table-cell>
          <table:table-cell office:value-type="float" office:value="9.9770000000000003" table:style-name="ce2">
            <text:p>9.977</text:p>
          </table:table-cell>
          <table:table-cell office:value-type="float" office:value="12.188800000000001" table:style-name="ce2">
            <text:p>12.1888</text:p>
          </table:table-cell>
          <table:table-cell office:value-type="float" office:value="443.101" table:style-name="ce2">
            <text:p>443.101</text:p>
          </table:table-cell>
          <table:table-cell office:value-type="float" office:value="55.38" table:style-name="ce2">
            <text:p>55.38</text:p>
          </table:table-cell>
          <table:table-cell office:value-type="float" office:value="3" table:style-name="ce2">
            <text:p>3</text:p>
          </table:table-cell>
          <table:table-cell office:value-type="string" table:style-name="ce3">
            <text:p>4 minutes and 30 seconds</text:p>
          </table:table-cell>
          <table:table-cell table:number-columns-repeated="16358"/>
        </table:table-row>
        <table:table-row table:style-name="ro2">
          <table:table-cell office:value-type="string" table:style-name="ce2">
            <text:p>Increase regularization slightly</text:p>
          </table:table-cell>
          <table:table-cell office:value-type="float" office:value="2" table:style-name="ce2">
            <text:p>2</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3.0000000000000001E-5" table:style-name="ce4">
            <text:p>3.00E-05</text:p>
          </table:table-cell>
          <table:table-cell office:value-type="float" office:value="8" table:style-name="ce2">
            <text:p>8</text:p>
          </table:table-cell>
          <table:table-cell office:value-type="float" office:value="8" table:style-name="ce2">
            <text:p>8</text:p>
          </table:table-cell>
          <table:table-cell office:value-type="float" office:value="3" table:style-name="ce2">
            <text:p>3</text:p>
          </table:table-cell>
          <table:table-cell office:value-type="float" office:value="0.05" table:style-name="ce5">
            <text:p>0.05</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1</text:p>
          </table:table-cell>
          <table:table-cell office:value-type="string" table:style-name="ce2">
            <text:p>none</text:p>
          </table:table-cell>
          <table:table-cell table:style-name="ce1"/>
          <table:table-cell office:value-type="float" office:value="8.7599999999999997E-2" table:style-name="ce2">
            <text:p>0.0876</text:p>
          </table:table-cell>
          <table:table-cell office:value-type="float" office:value="0.97860000000000003" table:style-name="ce6">
            <text:p>0.9786</text:p>
          </table:table-cell>
          <table:table-cell office:value-type="float" office:value="0.97860000000000003" table:style-name="ce2">
            <text:p>0.9786</text:p>
          </table:table-cell>
          <table:table-cell office:value-type="float" office:value="0.97850000000000004" table:style-name="ce2">
            <text:p>0.9785</text:p>
          </table:table-cell>
          <table:table-cell office:value-type="float" office:value="0.97850000000000004" table:style-name="ce2">
            <text:p>0.9785</text:p>
          </table:table-cell>
          <table:table-cell office:value-type="float" office:value="12.5076" table:style-name="ce2">
            <text:p>12.5076</text:p>
          </table:table-cell>
          <table:table-cell office:value-type="float" office:value="440.71190000000001" table:style-name="ce2">
            <text:p>440.7119</text:p>
          </table:table-cell>
          <table:table-cell office:value-type="float" office:value="55.098599999999998" table:style-name="ce2">
            <text:p>55.0986</text:p>
          </table:table-cell>
          <table:table-cell office:value-type="float" office:value="3" table:style-name="ce2">
            <text:p>3</text:p>
          </table:table-cell>
          <table:table-cell office:value-type="string" table:style-name="ce3">
            <text:p>4 minutes and 50 seconds</text:p>
          </table:table-cell>
          <table:table-cell table:number-columns-repeated="16358"/>
        </table:table-row>
        <table:table-row table:style-name="ro2">
          <table:table-cell office:value-type="string" table:style-name="ce2">
            <text:p>Strong regularization, longer training</text:p>
          </table:table-cell>
          <table:table-cell office:value-type="float" office:value="3" table:style-name="ce2">
            <text:p>3</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3.0000000000000001E-5" table:style-name="ce4">
            <text:p>3.00E-05</text:p>
          </table:table-cell>
          <table:table-cell office:value-type="float" office:value="8" table:style-name="ce2">
            <text:p>8</text:p>
          </table:table-cell>
          <table:table-cell office:value-type="float" office:value="8" table:style-name="ce2">
            <text:p>8</text:p>
          </table:table-cell>
          <table:table-cell office:value-type="float" office:value="5" table:style-name="ce5">
            <text:p>5</text:p>
          </table:table-cell>
          <table:table-cell office:value-type="float" office:value="0.1" table:style-name="ce5">
            <text:p>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2</text:p>
          </table:table-cell>
          <table:table-cell office:value-type="string" table:style-name="ce2">
            <text:p>none</text:p>
          </table:table-cell>
          <table:table-cell table:style-name="ce1"/>
          <table:table-cell office:value-type="float" office:value="8.0600000000000005E-2" table:style-name="ce2">
            <text:p>0.0806</text:p>
          </table:table-cell>
          <table:table-cell office:value-type="float" office:value="0.98040000000000005" table:style-name="ce7">
            <text:p>0.9804</text:p>
          </table:table-cell>
          <table:table-cell office:value-type="float" office:value="0.98040000000000005" table:style-name="ce2">
            <text:p>0.9804</text:p>
          </table:table-cell>
          <table:table-cell office:value-type="float" office:value="0.98040000000000005" table:style-name="ce2">
            <text:p>0.9804</text:p>
          </table:table-cell>
          <table:table-cell office:value-type="float" office:value="0.98040000000000005" table:style-name="ce2">
            <text:p>0.9804</text:p>
          </table:table-cell>
          <table:table-cell office:value-type="float" office:value="12.4678" table:style-name="ce2">
            <text:p>12.4678</text:p>
          </table:table-cell>
          <table:table-cell office:value-type="float" office:value="433.07" table:style-name="ce2">
            <text:p>433.07</text:p>
          </table:table-cell>
          <table:table-cell office:value-type="float" office:value="54.143999999999998" table:style-name="ce2">
            <text:p>54.144</text:p>
          </table:table-cell>
          <table:table-cell office:value-type="float" office:value="5" table:style-name="ce5">
            <text:p>5</text:p>
          </table:table-cell>
          <table:table-cell office:value-type="string" table:style-name="ce3">
            <text:p>7 minutes and 55 seconds</text:p>
          </table:table-cell>
          <table:table-cell table:number-columns-repeated="16358"/>
        </table:table-row>
        <table:table-row table:style-name="ro2">
          <table:table-cell office:value-type="string" table:style-name="ce2">
            <text:p>Slower learning rate for stability</text:p>
          </table:table-cell>
          <table:table-cell office:value-type="float" office:value="4" table:style-name="ce2">
            <text:p>4</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2.0000000000000002E-5" table:style-name="ce8">
            <text:p>2.00E-05</text:p>
          </table:table-cell>
          <table:table-cell office:value-type="float" office:value="8" table:style-name="ce2">
            <text:p>8</text:p>
          </table:table-cell>
          <table:table-cell office:value-type="float" office:value="8" table:style-name="ce2">
            <text:p>8</text:p>
          </table:table-cell>
          <table:table-cell office:value-type="float" office:value="3" table:style-name="ce2">
            <text:p>3</text:p>
          </table:table-cell>
          <table:table-cell office:value-type="float" office:value="0.01" table:style-name="ce2">
            <text:p>0.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2</text:p>
          </table:table-cell>
          <table:table-cell office:value-type="string" table:style-name="ce2">
            <text:p>none</text:p>
          </table:table-cell>
          <table:table-cell table:style-name="ce1"/>
          <table:table-cell office:value-type="float" office:value="8.7599999999999997E-2" table:style-name="ce2">
            <text:p>0.0876</text:p>
          </table:table-cell>
          <table:table-cell office:value-type="float" office:value="0.94830000000000003" table:style-name="ce2">
            <text:p>0.9483</text:p>
          </table:table-cell>
          <table:table-cell office:value-type="float" office:value="0.94799999999999995" table:style-name="ce2">
            <text:p>0.948</text:p>
          </table:table-cell>
          <table:table-cell office:value-type="float" office:value="0.94799999999999995" table:style-name="ce2">
            <text:p>0.948</text:p>
          </table:table-cell>
          <table:table-cell office:value-type="float" office:value="0.94830000000000003" table:style-name="ce2">
            <text:p>0.9483</text:p>
          </table:table-cell>
          <table:table-cell office:value-type="float" office:value="12.9323" table:style-name="ce2">
            <text:p>12.9323</text:p>
          </table:table-cell>
          <table:table-cell office:value-type="float" office:value="420.52300000000002" table:style-name="ce2">
            <text:p>420.523</text:p>
          </table:table-cell>
          <table:table-cell office:value-type="float" office:value="56.509" table:style-name="ce2">
            <text:p>56.509</text:p>
          </table:table-cell>
          <table:table-cell office:value-type="float" office:value="3" table:style-name="ce9">
            <text:p>3</text:p>
          </table:table-cell>
          <table:table-cell office:value-type="string" table:style-name="ce3">
            <text:p>8 minutes and 30 seconds</text:p>
          </table:table-cell>
          <table:table-cell table:number-columns-repeated="16358"/>
        </table:table-row>
        <table:table-row table:style-name="ro2">
          <table:table-cell office:value-type="string" table:style-name="ce2">
            <text:p>Conservative learning, deeper fine-tune</text:p>
          </table:table-cell>
          <table:table-cell office:value-type="float" office:value="5" table:style-name="ce2">
            <text:p>5</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2.0000000000000002E-5" table:style-name="ce8">
            <text:p>2.00E-05</text:p>
          </table:table-cell>
          <table:table-cell office:value-type="float" office:value="8" table:style-name="ce2">
            <text:p>8</text:p>
          </table:table-cell>
          <table:table-cell office:value-type="float" office:value="8" table:style-name="ce2">
            <text:p>8</text:p>
          </table:table-cell>
          <table:table-cell office:value-type="float" office:value="5" table:style-name="ce5">
            <text:p>5</text:p>
          </table:table-cell>
          <table:table-cell office:value-type="float" office:value="0.05" table:style-name="ce5">
            <text:p>0.05</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3</text:p>
          </table:table-cell>
          <table:table-cell office:value-type="string" table:style-name="ce2">
            <text:p>none</text:p>
          </table:table-cell>
          <table:table-cell table:style-name="ce1"/>
          <table:table-cell office:value-type="float" office:value="8.7599999999999997E-2" table:style-name="ce2">
            <text:p>0.0876</text:p>
          </table:table-cell>
          <table:table-cell office:value-type="float" office:value="0.97829999999999995" table:style-name="ce6">
            <text:p>0.9783</text:p>
          </table:table-cell>
          <table:table-cell office:value-type="float" office:value="0.97829999999999995" table:style-name="ce2">
            <text:p>0.9783</text:p>
          </table:table-cell>
          <table:table-cell office:value-type="float" office:value="0.97829999999999995" table:style-name="ce2">
            <text:p>0.9783</text:p>
          </table:table-cell>
          <table:table-cell office:value-type="float" office:value="0.97829999999999995" table:style-name="ce2">
            <text:p>0.9783</text:p>
          </table:table-cell>
          <table:table-cell office:value-type="float" office:value="12.8759" table:style-name="ce2">
            <text:p>12.8759</text:p>
          </table:table-cell>
          <table:table-cell office:value-type="float" office:value="419.69200000000001" table:style-name="ce2">
            <text:p>419.692</text:p>
          </table:table-cell>
          <table:table-cell office:value-type="float" office:value="52.509" table:style-name="ce2">
            <text:p>52.509</text:p>
          </table:table-cell>
          <table:table-cell office:value-type="float" office:value="5" table:style-name="ce5">
            <text:p>5</text:p>
          </table:table-cell>
          <table:table-cell office:value-type="string" table:style-name="ce3">
            <text:p>8 minutes and 30 seconds</text:p>
          </table:table-cell>
          <table:table-cell table:number-columns-repeated="16358"/>
        </table:table-row>
        <table:table-row table:style-name="ro2">
          <table:table-cell office:value-type="string" table:style-name="ce2">
            <text:p>Faster learning, short training</text:p>
          </table:table-cell>
          <table:table-cell office:value-type="float" office:value="6" table:style-name="ce2">
            <text:p>6</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5.0000000000000002E-5" table:style-name="ce8">
            <text:p>5.00E-05</text:p>
          </table:table-cell>
          <table:table-cell office:value-type="float" office:value="8" table:style-name="ce2">
            <text:p>8</text:p>
          </table:table-cell>
          <table:table-cell office:value-type="float" office:value="8" table:style-name="ce2">
            <text:p>8</text:p>
          </table:table-cell>
          <table:table-cell office:value-type="float" office:value="2" table:style-name="ce5">
            <text:p>2</text:p>
          </table:table-cell>
          <table:table-cell office:value-type="float" office:value="0.01" table:style-name="ce5">
            <text:p>0.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4</text:p>
          </table:table-cell>
          <table:table-cell office:value-type="string" table:style-name="ce2">
            <text:p>none</text:p>
          </table:table-cell>
          <table:table-cell table:style-name="ce1"/>
          <table:table-cell office:value-type="float" office:value="8.6099999999999996E-2" table:style-name="ce2">
            <text:p>0.0861</text:p>
          </table:table-cell>
          <table:table-cell office:value-type="float" office:value="0.97609999999999997" table:style-name="ce6">
            <text:p>0.9761</text:p>
          </table:table-cell>
          <table:table-cell office:value-type="float" office:value="0.97599999999999998" table:style-name="ce2">
            <text:p>0.976</text:p>
          </table:table-cell>
          <table:table-cell office:value-type="float" office:value="0.96709999999999996" table:style-name="ce2">
            <text:p>0.9671</text:p>
          </table:table-cell>
          <table:table-cell office:value-type="float" office:value="0.96709999999999996" table:style-name="ce2">
            <text:p>0.9671</text:p>
          </table:table-cell>
          <table:table-cell office:value-type="float" office:value="12.6691" table:style-name="ce2">
            <text:p>12.6691</text:p>
          </table:table-cell>
          <table:table-cell office:value-type="float" office:value="426.154" table:style-name="ce2">
            <text:p>426.154</text:p>
          </table:table-cell>
          <table:table-cell office:value-type="float" office:value="54.279000000000003" table:style-name="ce2">
            <text:p>54.279</text:p>
          </table:table-cell>
          <table:table-cell office:value-type="float" office:value="2" table:style-name="ce2">
            <text:p>2</text:p>
          </table:table-cell>
          <table:table-cell office:value-type="string" table:style-name="ce3">
            <text:p>3 muntes and 30 seconds</text:p>
          </table:table-cell>
          <table:table-cell table:number-columns-repeated="16358"/>
        </table:table-row>
        <table:table-row table:style-name="ro2">
          <table:table-cell office:value-type="string" table:style-name="ce2">
            <text:p>Aggressive learning, mid-depth</text:p>
          </table:table-cell>
          <table:table-cell office:value-type="float" office:value="7" table:style-name="ce2">
            <text:p>7</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5.0000000000000002E-5" table:style-name="ce8">
            <text:p>5.00E-05</text:p>
          </table:table-cell>
          <table:table-cell office:value-type="float" office:value="8" table:style-name="ce2">
            <text:p>8</text:p>
          </table:table-cell>
          <table:table-cell office:value-type="float" office:value="8" table:style-name="ce2">
            <text:p>8</text:p>
          </table:table-cell>
          <table:table-cell office:value-type="float" office:value="3" table:style-name="ce5">
            <text:p>3</text:p>
          </table:table-cell>
          <table:table-cell office:value-type="float" office:value="0.05" table:style-name="ce5">
            <text:p>0.05</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5</text:p>
          </table:table-cell>
          <table:table-cell office:value-type="string" table:style-name="ce2">
            <text:p>none</text:p>
          </table:table-cell>
          <table:table-cell table:style-name="ce1"/>
          <table:table-cell office:value-type="float" office:value="0.97929999999999995" table:style-name="ce2">
            <text:p>0.9793</text:p>
          </table:table-cell>
          <table:table-cell office:value-type="float" office:value="0.97929999999999995" table:style-name="ce6">
            <text:p>0.9793</text:p>
          </table:table-cell>
          <table:table-cell office:value-type="float" office:value="0.97919999999999996" table:style-name="ce2">
            <text:p>0.9792</text:p>
          </table:table-cell>
          <table:table-cell office:value-type="float" office:value="0.97919999999999996" table:style-name="ce2">
            <text:p>0.9792</text:p>
          </table:table-cell>
          <table:table-cell office:value-type="float" office:value="0.97929999999999995" table:style-name="ce2">
            <text:p>0.9793</text:p>
          </table:table-cell>
          <table:table-cell office:value-type="float" office:value="12.777777" table:style-name="ce2">
            <text:p>12.777777</text:p>
          </table:table-cell>
          <table:table-cell office:value-type="float" office:value="426.154" table:style-name="ce2">
            <text:p>426.154</text:p>
          </table:table-cell>
          <table:table-cell office:value-type="float" office:value="52.826999999999998" table:style-name="ce2">
            <text:p>52.827</text:p>
          </table:table-cell>
          <table:table-cell office:value-type="float" office:value="3" table:style-name="ce2">
            <text:p>3</text:p>
          </table:table-cell>
          <table:table-cell office:value-type="string" table:style-name="ce3">
            <text:p>5 minutes and 25 Seconds</text:p>
          </table:table-cell>
          <table:table-cell table:number-columns-repeated="16358"/>
        </table:table-row>
        <table:table-row table:style-name="ro2">
          <table:table-cell office:value-type="string" table:style-name="ce2">
            <text:p>High learning rate + regularization stress test</text:p>
          </table:table-cell>
          <table:table-cell office:value-type="float" office:value="8" table:style-name="ce2">
            <text:p>8</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5.0000000000000002E-5" table:style-name="ce8">
            <text:p>5.00E-05</text:p>
          </table:table-cell>
          <table:table-cell office:value-type="float" office:value="8" table:style-name="ce2">
            <text:p>8</text:p>
          </table:table-cell>
          <table:table-cell office:value-type="float" office:value="8" table:style-name="ce2">
            <text:p>8</text:p>
          </table:table-cell>
          <table:table-cell office:value-type="float" office:value="5" table:style-name="ce5">
            <text:p>5</text:p>
          </table:table-cell>
          <table:table-cell office:value-type="float" office:value="0.1" table:style-name="ce5">
            <text:p>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6</text:p>
          </table:table-cell>
          <table:table-cell office:value-type="string" table:style-name="ce2">
            <text:p>none</text:p>
          </table:table-cell>
          <table:table-cell table:style-name="ce1"/>
          <table:table-cell office:value-type="float" office:value="7.9600000000000004E-2" table:style-name="ce2">
            <text:p>0.0796</text:p>
          </table:table-cell>
          <table:table-cell office:value-type="float" office:value="0.98299999999999998" table:style-name="ce10">
            <text:p>0.983</text:p>
          </table:table-cell>
          <table:table-cell office:value-type="float" office:value="0.98299999999999998" table:style-name="ce2">
            <text:p>0.983</text:p>
          </table:table-cell>
          <table:table-cell office:value-type="float" office:value="0.9829" table:style-name="ce2">
            <text:p>0.9829</text:p>
          </table:table-cell>
          <table:table-cell office:value-type="float" office:value="0.98299999999999998" table:style-name="ce2">
            <text:p>0.983</text:p>
          </table:table-cell>
          <table:table-cell office:value-type="float" office:value="12.6252" table:style-name="ce2">
            <text:p>12.6252</text:p>
          </table:table-cell>
          <table:table-cell office:value-type="float" office:value="427.63900000000001" table:style-name="ce2">
            <text:p>427.639</text:p>
          </table:table-cell>
          <table:table-cell office:value-type="float" office:value="53.463999999999999" table:style-name="ce2">
            <text:p>53.464</text:p>
          </table:table-cell>
          <table:table-cell office:value-type="float" office:value="5" table:style-name="ce5">
            <text:p>5</text:p>
          </table:table-cell>
          <table:table-cell office:value-type="string" table:style-name="ce3">
            <text:p>8 minutes and 43 seconds</text:p>
          </table:table-cell>
          <table:table-cell table:number-columns-repeated="16358"/>
        </table:table-row>
        <table:table-row table:style-name="ro2">
          <table:table-cell office:value-type="string" table:style-name="ce2">
            <text:p>Moderate epochs and decay, balanced</text:p>
          </table:table-cell>
          <table:table-cell office:value-type="float" office:value="9" table:style-name="ce2">
            <text:p>9</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2.0000000000000002E-5" table:style-name="ce8">
            <text:p>2.00E-05</text:p>
          </table:table-cell>
          <table:table-cell office:value-type="float" office:value="8" table:style-name="ce2">
            <text:p>8</text:p>
          </table:table-cell>
          <table:table-cell office:value-type="float" office:value="8" table:style-name="ce2">
            <text:p>8</text:p>
          </table:table-cell>
          <table:table-cell office:value-type="float" office:value="4" table:style-name="ce5">
            <text:p>4</text:p>
          </table:table-cell>
          <table:table-cell office:value-type="float" office:value="0.05" table:style-name="ce5">
            <text:p>0.05</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7</text:p>
          </table:table-cell>
          <table:table-cell office:value-type="string" table:style-name="ce2">
            <text:p>none</text:p>
          </table:table-cell>
          <table:table-cell table:style-name="ce1"/>
          <table:table-cell office:value-type="float" office:value="9.6199999999999994E-2" table:style-name="ce2">
            <text:p>0.0962</text:p>
          </table:table-cell>
          <table:table-cell office:value-type="float" office:value="0.97540000000000004" table:style-name="ce6">
            <text:p>0.9754</text:p>
          </table:table-cell>
          <table:table-cell office:value-type="float" office:value="0.97540000000000004" table:style-name="ce2">
            <text:p>0.9754</text:p>
          </table:table-cell>
          <table:table-cell office:value-type="float" office:value="0.97540000000000004" table:style-name="ce2">
            <text:p>0.9754</text:p>
          </table:table-cell>
          <table:table-cell office:value-type="float" office:value="0.97540000000000004" table:style-name="ce2">
            <text:p>0.9754</text:p>
          </table:table-cell>
          <table:table-cell office:value-type="float" office:value="12.837199999999999" table:style-name="ce2">
            <text:p>12.8372</text:p>
          </table:table-cell>
          <table:table-cell office:value-type="float" office:value="420.572" table:style-name="ce2">
            <text:p>420.572</text:p>
          </table:table-cell>
          <table:table-cell office:value-type="float" office:value="52.582000000000001" table:style-name="ce2">
            <text:p>52.582</text:p>
          </table:table-cell>
          <table:table-cell office:value-type="float" office:value="4" table:style-name="ce2">
            <text:p>4</text:p>
          </table:table-cell>
          <table:table-cell office:value-type="string" table:style-name="ce3">
            <text:p>8 minutes and 20 seconds</text:p>
          </table:table-cell>
          <table:table-cell table:number-columns-repeated="16358"/>
        </table:table-row>
        <table:table-row table:style-name="ro2">
          <table:table-cell office:value-type="string" table:style-name="ce2">
            <text:p>Short training but strong regularization</text:p>
          </table:table-cell>
          <table:table-cell office:value-type="float" office:value="10" table:style-name="ce2">
            <text:p>10</text:p>
          </table:table-cell>
          <table:table-cell office:value-type="string" table:style-name="ce2">
            <text:p>"./results",</text:p>
          </table:table-cell>
          <table:table-cell office:value-type="string" table:style-name="ce2">
            <text:p>epoch</text:p>
          </table:table-cell>
          <table:table-cell office:value-type="string" table:style-name="ce4">
            <text:p>epoch</text:p>
          </table:table-cell>
          <table:table-cell office:value-type="float" office:value="2.0000000000000002E-5" table:style-name="ce8">
            <text:p>2.00E-05</text:p>
          </table:table-cell>
          <table:table-cell office:value-type="float" office:value="8" table:style-name="ce2">
            <text:p>8</text:p>
          </table:table-cell>
          <table:table-cell office:value-type="float" office:value="8" table:style-name="ce2">
            <text:p>8</text:p>
          </table:table-cell>
          <table:table-cell office:value-type="float" office:value="2" table:style-name="ce5">
            <text:p>2</text:p>
          </table:table-cell>
          <table:table-cell office:value-type="float" office:value="0.1" table:style-name="ce5">
            <text:p>0.1</text:p>
          </table:table-cell>
          <table:table-cell office:value-type="string" table:style-name="ce2">
            <text:p>./logs</text:p>
          </table:table-cell>
          <table:table-cell office:value-type="float" office:value="100" table:style-name="ce2">
            <text:p>100</text:p>
          </table:table-cell>
          <table:table-cell office:value-type="boolean" office:boolean-value="true" table:formula="of:=TRUE()" table:style-name="ce2">
            <text:p>TRUE</text:p>
          </table:table-cell>
          <table:table-cell office:value-type="string" table:style-name="ce2">
            <text:p>f8</text:p>
          </table:table-cell>
          <table:table-cell office:value-type="string" table:style-name="ce2">
            <text:p>none</text:p>
          </table:table-cell>
          <table:table-cell table:style-name="ce1"/>
          <table:table-cell office:value-type="float" office:value="9.4299999999999995E-2" table:style-name="ce2">
            <text:p>0.0943</text:p>
          </table:table-cell>
          <table:table-cell office:value-type="float" office:value="0.97199999999999998" table:style-name="ce6">
            <text:p>0.972</text:p>
          </table:table-cell>
          <table:table-cell office:value-type="float" office:value="0.97199999999999998" table:style-name="ce2">
            <text:p>0.972</text:p>
          </table:table-cell>
          <table:table-cell office:value-type="float" office:value="0.97199999999999998" table:style-name="ce2">
            <text:p>0.972</text:p>
          </table:table-cell>
          <table:table-cell office:value-type="float" office:value="0.97199999999999998" table:style-name="ce2">
            <text:p>0.972</text:p>
          </table:table-cell>
          <table:table-cell office:value-type="float" office:value="12.4582" table:style-name="ce2">
            <text:p>12.4582</text:p>
          </table:table-cell>
          <table:table-cell office:value-type="float" office:value="433.63200000000001" table:style-name="ce2">
            <text:p>433.632</text:p>
          </table:table-cell>
          <table:table-cell office:value-type="float" office:value="54.181899999999999" table:style-name="ce2">
            <text:p>54.1819</text:p>
          </table:table-cell>
          <table:table-cell office:value-type="float" office:value="2" table:style-name="ce2">
            <text:p>2</text:p>
          </table:table-cell>
          <table:table-cell office:value-type="string" table:style-name="ce3">
            <text:p>4 minutes and 10 seocnds</text:p>
          </table:table-cell>
          <table:table-cell table:number-columns-repeated="16358"/>
        </table:table-row>
        <table:table-row table:number-rows-repeated="2" table:style-name="ro2">
          <table:table-cell table:number-columns-repeated="16" table:style-name="ce1"/>
          <table:table-cell table:style-name="ce11"/>
          <table:table-cell table:number-columns-repeated="16367" table:style-name="ce1"/>
        </table:table-row>
        <table:table-row table:style-name="ro2">
          <table:table-cell table:style-name="ce12"/>
          <table:table-cell table:number-columns-repeated="5" table:style-name="ce2"/>
          <table:table-cell office:value-type="string" table:style-name="ce2">
            <text:p>Experiment Result ( Normal/Suicidal)</text:p>
          </table:table-cell>
          <table:table-cell table:number-columns-repeated="4" table:style-name="ce2"/>
          <table:table-cell table:number-columns-repeated="5" table:style-name="ce1"/>
          <table:table-cell table:style-name="ce11"/>
          <table:table-cell table:number-columns-repeated="16367"/>
        </table:table-row>
        <table:table-row table:style-name="ro2">
          <table:table-cell office:value-type="string" table:style-name="ce2">
            <text:p>Question</text:p>
          </table:table-cell>
          <table:table-cell office:value-type="string" table:style-name="ce2">
            <text:p>Experiment No 1</text:p>
          </table:table-cell>
          <table:table-cell office:value-type="string" table:style-name="ce2">
            <text:p>Experiment No 2</text:p>
          </table:table-cell>
          <table:table-cell office:value-type="string" table:style-name="ce2">
            <text:p>Experiment No 3</text:p>
          </table:table-cell>
          <table:table-cell office:value-type="string" table:style-name="ce2">
            <text:p>Experiment No 4</text:p>
          </table:table-cell>
          <table:table-cell office:value-type="string" table:style-name="ce2">
            <text:p>Experiment No 5</text:p>
          </table:table-cell>
          <table:table-cell office:value-type="string" table:style-name="ce2">
            <text:p>Experiment No 6</text:p>
          </table:table-cell>
          <table:table-cell office:value-type="string" table:style-name="ce2">
            <text:p>Experiment No 7</text:p>
          </table:table-cell>
          <table:table-cell office:value-type="string" table:style-name="ce2">
            <text:p>Experiment No 8</text:p>
          </table:table-cell>
          <table:table-cell office:value-type="string" table:style-name="ce2">
            <text:p>Experiment No 9</text:p>
          </table:table-cell>
          <table:table-cell office:value-type="float" office:value="10" table:style-name="ce2">
            <text:p>10</text:p>
          </table:table-cell>
          <table:table-cell table:number-columns-repeated="16373" table:style-name="ce1"/>
        </table:table-row>
        <table:table-row table:style-name="ro2">
          <table:table-cell office:value-type="string" table:style-name="ce2">
            <text:p>I had such a productive day at work and I feel proud of myself.</text:p>
          </table:table-cell>
          <table:table-cell office:value-type="string" table:style-name="ce2">
            <text:p>99.87% Normal</text:p>
          </table:table-cell>
          <table:table-cell office:value-type="string" table:style-name="ce2">
            <text:p>99.91% Normal</text:p>
          </table:table-cell>
          <table:table-cell office:value-type="string" table:style-name="ce2">
            <text:p>98.89% Normal</text:p>
          </table:table-cell>
          <table:table-cell office:value-type="string" table:style-name="ce2">
            <text:p>99.31% Normal</text:p>
          </table:table-cell>
          <table:table-cell office:value-type="string" table:style-name="ce2">
            <text:p>99.96% Normal</text:p>
          </table:table-cell>
          <table:table-cell office:value-type="string" table:style-name="ce2">
            <text:p>99.90% Normal</text:p>
          </table:table-cell>
          <table:table-cell office:value-type="string" table:style-name="ce2">
            <text:p>99.8% Normal</text:p>
          </table:table-cell>
          <table:table-cell office:value-type="string" table:style-name="ce2">
            <text:p>99.93% Normal</text:p>
          </table:table-cell>
          <table:table-cell office:value-type="string" table:style-name="ce2">
            <text:p>99.83% Normal</text:p>
          </table:table-cell>
          <table:table-cell office:value-type="string" table:style-name="ce2">
            <text:p>99.98% Normal</text:p>
          </table:table-cell>
          <table:table-cell table:number-columns-repeated="16373" table:style-name="ce1"/>
        </table:table-row>
        <table:table-row table:style-name="ro2">
          <table:table-cell office:value-type="string" table:style-name="ce2">
            <text:p>Can’t wait to hang out with my friends this weekend!</text:p>
          </table:table-cell>
          <table:table-cell office:value-type="string" table:style-name="ce2">
            <text:p>99.71% Normal</text:p>
          </table:table-cell>
          <table:table-cell office:value-type="string" table:style-name="ce2">
            <text:p>98,89% Normal</text:p>
          </table:table-cell>
          <table:table-cell office:value-type="string" table:style-name="ce2">
            <text:p>99.41% Normal</text:p>
          </table:table-cell>
          <table:table-cell office:value-type="string" table:style-name="ce2">
            <text:p>99.74% Normal</text:p>
          </table:table-cell>
          <table:table-cell office:value-type="string" table:style-name="ce2">
            <text:p>99.97% Normal</text:p>
          </table:table-cell>
          <table:table-cell office:value-type="string" table:style-name="ce2">
            <text:p>99.93% Normal</text:p>
          </table:table-cell>
          <table:table-cell office:value-type="string" table:style-name="ce2">
            <text:p>99.96% Normal</text:p>
          </table:table-cell>
          <table:table-cell office:value-type="string" table:style-name="ce2">
            <text:p>99.99% Normal</text:p>
          </table:table-cell>
          <table:table-cell office:value-type="string" table:style-name="ce2">
            <text:p>99.96% Normal</text:p>
          </table:table-cell>
          <table:table-cell office:value-type="string" table:style-name="ce2">
            <text:p>99.86% Normal</text:p>
          </table:table-cell>
          <table:table-cell table:number-columns-repeated="16373" table:style-name="ce1"/>
        </table:table-row>
        <table:table-row table:style-name="ro2">
          <table:table-cell office:value-type="string" table:style-name="ce2">
            <text:p>I’m a bit tired today, but overall things are going fine.</text:p>
          </table:table-cell>
          <table:table-cell office:value-type="string" table:style-name="ce2">
            <text:p>99.71 % Normal</text:p>
          </table:table-cell>
          <table:table-cell office:value-type="string" table:style-name="ce2">
            <text:p>99.69% Normal</text:p>
          </table:table-cell>
          <table:table-cell office:value-type="string" table:style-name="ce2">
            <text:p>99.71% Normal</text:p>
          </table:table-cell>
          <table:table-cell office:value-type="string" table:style-name="ce2">
            <text:p>98.91% Normal</text:p>
          </table:table-cell>
          <table:table-cell office:value-type="string" table:style-name="ce2">
            <text:p>99.98% Normal</text:p>
          </table:table-cell>
          <table:table-cell office:value-type="string" table:style-name="ce2">
            <text:p>99.96% Normal</text:p>
          </table:table-cell>
          <table:table-cell office:value-type="string" table:style-name="ce2">
            <text:p>99.97% Normal</text:p>
          </table:table-cell>
          <table:table-cell office:value-type="string" table:style-name="ce2">
            <text:p>99.98% Normal</text:p>
          </table:table-cell>
          <table:table-cell office:value-type="string" table:style-name="ce2">
            <text:p>99.97% Normal</text:p>
          </table:table-cell>
          <table:table-cell office:value-type="string" table:style-name="ce2">
            <text:p>99.45% Normal</text:p>
          </table:table-cell>
          <table:table-cell table:number-columns-repeated="16373" table:style-name="ce1"/>
        </table:table-row>
        <table:table-row table:style-name="ro2">
          <table:table-cell office:value-type="string" table:style-name="ce2">
            <text:p>I just finished watching my favorite show, it made me laugh so much.</text:p>
          </table:table-cell>
          <table:table-cell office:value-type="string" table:style-name="ce2">
            <text:p>99.81% Normal</text:p>
          </table:table-cell>
          <table:table-cell office:value-type="string" table:style-name="ce2">
            <text:p>99.78% Normal</text:p>
          </table:table-cell>
          <table:table-cell office:value-type="string" table:style-name="ce2">
            <text:p>99.66% Normal</text:p>
          </table:table-cell>
          <table:table-cell office:value-type="string" table:style-name="ce2">
            <text:p>99.45% Normal</text:p>
          </table:table-cell>
          <table:table-cell office:value-type="string" table:style-name="ce2">
            <text:p>99.81 % Normal</text:p>
          </table:table-cell>
          <table:table-cell office:value-type="string" table:style-name="ce2">
            <text:p>99.95% Normal</text:p>
          </table:table-cell>
          <table:table-cell office:value-type="string" table:style-name="ce2">
            <text:p>99.95% Normal</text:p>
          </table:table-cell>
          <table:table-cell office:value-type="string" table:style-name="ce2">
            <text:p>99.98% Normal</text:p>
          </table:table-cell>
          <table:table-cell office:value-type="string" table:style-name="ce2">
            <text:p>99.95% Normal</text:p>
          </table:table-cell>
          <table:table-cell office:value-type="string" table:style-name="ce2">
            <text:p>99.82% Normal</text:p>
          </table:table-cell>
          <table:table-cell table:number-columns-repeated="16373" table:style-name="ce1"/>
        </table:table-row>
        <table:table-row table:style-name="ro2">
          <table:table-cell office:value-type="string" table:style-name="ce2">
            <text:p>I don’t see any reason to keep living anymore.</text:p>
          </table:table-cell>
          <table:table-cell office:value-type="string" table:style-name="ce2">
            <text:p>89.89% Suicidal</text:p>
          </table:table-cell>
          <table:table-cell office:value-type="string" table:style-name="ce2">
            <text:p>65.55% Normal</text:p>
          </table:table-cell>
          <table:table-cell office:value-type="string" table:style-name="ce2">
            <text:p>96.78% Suicidal</text:p>
          </table:table-cell>
          <table:table-cell office:value-type="string" table:style-name="ce2">
            <text:p>99.65% Suicidal</text:p>
          </table:table-cell>
          <table:table-cell office:value-type="string" table:style-name="ce2">
            <text:p>99.94% Suicidal</text:p>
          </table:table-cell>
          <table:table-cell office:value-type="string" table:style-name="ce2">
            <text:p>99.93% Suicidal</text:p>
          </table:table-cell>
          <table:table-cell office:value-type="string" table:style-name="ce2">
            <text:p>99.92% Suicidal</text:p>
          </table:table-cell>
          <table:table-cell office:value-type="string" table:style-name="ce2">
            <text:p>94.77% Suicidal</text:p>
          </table:table-cell>
          <table:table-cell office:value-type="string" table:style-name="ce2">
            <text:p>99.96% Suicidal</text:p>
          </table:table-cell>
          <table:table-cell office:value-type="string" table:style-name="ce2">
            <text:p>99.79% Suicidal</text:p>
          </table:table-cell>
          <table:table-cell table:number-columns-repeated="16373" table:style-name="ce1"/>
        </table:table-row>
        <table:table-row table:style-name="ro2">
          <table:table-cell office:value-type="string" table:style-name="ce2">
            <text:p>I’m trying to focus more on my health and stay positive every day.</text:p>
          </table:table-cell>
          <table:table-cell office:value-type="string" table:style-name="ce2">
            <text:p>99.86% Normal</text:p>
          </table:table-cell>
          <table:table-cell office:value-type="string" table:style-name="ce2">
            <text:p>99.54% Normal</text:p>
          </table:table-cell>
          <table:table-cell office:value-type="string" table:style-name="ce2">
            <text:p>98.91% Normal</text:p>
          </table:table-cell>
          <table:table-cell office:value-type="string" table:style-name="ce2">
            <text:p>99.41% Normal</text:p>
          </table:table-cell>
          <table:table-cell office:value-type="string" table:style-name="ce2">
            <text:p>99.97% Normal</text:p>
          </table:table-cell>
          <table:table-cell office:value-type="string" table:style-name="ce2">
            <text:p>99.96% Normal</text:p>
          </table:table-cell>
          <table:table-cell office:value-type="string" table:style-name="ce2">
            <text:p>99.97% Normal</text:p>
          </table:table-cell>
          <table:table-cell office:value-type="string" table:style-name="ce2">
            <text:p>99.98% Normal</text:p>
          </table:table-cell>
          <table:table-cell office:value-type="string" table:style-name="ce2">
            <text:p>99.96% Normal</text:p>
          </table:table-cell>
          <table:table-cell office:value-type="string" table:style-name="ce2">
            <text:p>99.96% Normal</text:p>
          </table:table-cell>
          <table:table-cell table:number-columns-repeated="16373" table:style-name="ce1"/>
        </table:table-row>
        <table:table-row table:style-name="ro2">
          <table:table-cell office:value-type="string" table:style-name="ce2">
            <text:p>It feels like the pain will never stop and I just want it to end.</text:p>
          </table:table-cell>
          <table:table-cell office:value-type="string" table:style-name="ce2">
            <text:p>95.87% Suicidal</text:p>
          </table:table-cell>
          <table:table-cell office:value-type="string" table:style-name="ce2">
            <text:p>99.87% Suicidal</text:p>
          </table:table-cell>
          <table:table-cell office:value-type="string" table:style-name="ce2">
            <text:p>99.60% Suicidal</text:p>
          </table:table-cell>
          <table:table-cell office:value-type="string" table:style-name="ce2">
            <text:p>99.41% Suicidal</text:p>
          </table:table-cell>
          <table:table-cell office:value-type="string" table:style-name="ce2">
            <text:p>88.46% Suicidal</text:p>
          </table:table-cell>
          <table:table-cell office:value-type="string" table:style-name="ce2">
            <text:p>95.21% Suicidal</text:p>
          </table:table-cell>
          <table:table-cell office:value-type="string" table:style-name="ce2">
            <text:p>94.13% Suicidal</text:p>
          </table:table-cell>
          <table:table-cell office:value-type="string" table:style-name="ce2">
            <text:p>95.77% Suicidal</text:p>
          </table:table-cell>
          <table:table-cell office:value-type="string" table:style-name="ce2">
            <text:p>93.40% Suicidal</text:p>
          </table:table-cell>
          <table:table-cell office:value-type="string" table:style-name="ce2">
            <text:p>97.50% Suicidal</text:p>
          </table:table-cell>
          <table:table-cell table:number-columns-repeated="16373" table:style-name="ce1"/>
        </table:table-row>
        <table:table-row table:style-name="ro2">
          <table:table-cell office:value-type="string" table:style-name="ce2">
            <text:p>I wish I could disappear and never wake up again.</text:p>
          </table:table-cell>
          <table:table-cell office:value-type="string" table:style-name="ce2">
            <text:p>98.78% Suicidal</text:p>
          </table:table-cell>
          <table:table-cell office:value-type="string" table:style-name="ce2">
            <text:p>95.95% Suicidal</text:p>
          </table:table-cell>
          <table:table-cell office:value-type="string" table:style-name="ce2">
            <text:p>97.80% Suicidal</text:p>
          </table:table-cell>
          <table:table-cell office:value-type="string" table:style-name="ce2">
            <text:p>98.70% Suicidal</text:p>
          </table:table-cell>
          <table:table-cell office:value-type="string" table:style-name="ce2">
            <text:p>98.59% Suicidal</text:p>
          </table:table-cell>
          <table:table-cell office:value-type="string" table:style-name="ce2">
            <text:p>99.30% Suicidal</text:p>
          </table:table-cell>
          <table:table-cell office:value-type="string" table:style-name="ce2">
            <text:p>98.92% Suicidal</text:p>
          </table:table-cell>
          <table:table-cell office:value-type="string" table:style-name="ce2">
            <text:p>99.93% Suicidal</text:p>
          </table:table-cell>
          <table:table-cell office:value-type="string" table:style-name="ce2">
            <text:p>98.53% Suicidal</text:p>
          </table:table-cell>
          <table:table-cell office:value-type="string" table:style-name="ce2">
            <text:p>97.53% Suicidal</text:p>
          </table:table-cell>
          <table:table-cell table:number-columns-repeated="16373" table:style-name="ce1"/>
        </table:table-row>
        <table:table-row table:style-name="ro2">
          <table:table-cell office:value-type="string" table:style-name="ce2">
            <text:p>I’m so tired of pretending that everything is okay when it’s not.</text:p>
          </table:table-cell>
          <table:table-cell office:value-type="string" table:style-name="ce2">
            <text:p>97.30% Normal</text:p>
          </table:table-cell>
          <table:table-cell office:value-type="string" table:style-name="ce2">
            <text:p>89.50% Suicidal</text:p>
          </table:table-cell>
          <table:table-cell office:value-type="string" table:style-name="ce2">
            <text:p>75.80% Suicidal</text:p>
          </table:table-cell>
          <table:table-cell office:value-type="string" table:style-name="ce2">
            <text:p>85.01% Normal</text:p>
          </table:table-cell>
          <table:table-cell office:value-type="string" table:style-name="ce2">
            <text:p>99.41% Normal</text:p>
          </table:table-cell>
          <table:table-cell office:value-type="string" table:style-name="ce2">
            <text:p>99.94% Suicidal</text:p>
          </table:table-cell>
          <table:table-cell office:value-type="string" table:style-name="ce2">
            <text:p>98.92% Normal</text:p>
          </table:table-cell>
          <table:table-cell office:value-type="string" table:style-name="ce2">
            <text:p>99.98% Normal</text:p>
          </table:table-cell>
          <table:table-cell office:value-type="string" table:style-name="ce2">
            <text:p>99.95% Normal</text:p>
          </table:table-cell>
          <table:table-cell office:value-type="string" table:style-name="ce2">
            <text:p>99.94% Normal</text:p>
          </table:table-cell>
          <table:table-cell table:number-columns-repeated="16373" table:style-name="ce1"/>
        </table:table-row>
        <table:table-row table:style-name="ro2">
          <table:table-cell office:value-type="string" table:style-name="ce2">
            <text:p>No one would even notice if I was gone tomorrow.</text:p>
          </table:table-cell>
          <table:table-cell office:value-type="string" table:style-name="ce2">
            <text:p>78.70% Normal</text:p>
          </table:table-cell>
          <table:table-cell office:value-type="string" table:style-name="ce2">
            <text:p>87.53% Suicidal</text:p>
          </table:table-cell>
          <table:table-cell office:value-type="string" table:style-name="ce2">
            <text:p>91.50% Normal</text:p>
          </table:table-cell>
          <table:table-cell office:value-type="string" table:style-name="ce2">
            <text:p>69.69% Suicidal</text:p>
          </table:table-cell>
          <table:table-cell office:value-type="string" table:style-name="ce2">
            <text:p>96% Normal</text:p>
          </table:table-cell>
          <table:table-cell office:value-type="string" table:style-name="ce2">
            <text:p>98.66% Normal</text:p>
          </table:table-cell>
          <table:table-cell office:value-type="string" table:style-name="ce2">
            <text:p>99.05% Normal</text:p>
          </table:table-cell>
          <table:table-cell office:value-type="string" table:style-name="ce2">
            <text:p>99.93% Normal</text:p>
          </table:table-cell>
          <table:table-cell office:value-type="string" table:style-name="ce2">
            <text:p>99.50% Normal</text:p>
          </table:table-cell>
          <table:table-cell office:value-type="string" table:style-name="ce2">
            <text:p>99.07% Normal</text:p>
          </table:table-cell>
          <table:table-cell table:number-columns-repeated="16373" table:style-name="ce1"/>
        </table:table-row>
        <table:table-row table:style-name="ro2">
          <table:table-cell table:style-name="ce13"/>
          <table:table-cell table:number-columns-repeated="16383" table:style-name="ce1"/>
        </table:table-row>
        <table:table-row table:style-name="ro2">
          <table:table-cell office:value-type="string" table:style-name="ce14">
            <text:p>Blue Highlight = Represents the hyperparameter changed</text:p>
          </table:table-cell>
          <table:table-cell table:number-columns-repeated="16383" table:style-name="ce1"/>
        </table:table-row>
        <table:table-row table:style-name="ro1">
          <table:table-cell table:number-columns-repeated="16384"/>
        </table:table-row>
        <table:table-row table:style-name="ro2">
          <table:table-cell office:value-type="string" table:style-name="ce15">
            <text:p>Summary : For experimentation in Fine Tuning</text:p>
          </table:table-cell>
          <table:table-cell office:value-type="string" table:style-name="ce15">
            <text:p>Summary : For the result of classified as Normal and Suicidal</text:p>
          </table:table-cell>
          <table:table-cell table:number-columns-repeated="16382" table:style-name="ce1"/>
        </table:table-row>
        <table:table-row table:style-name="ro3">
          <table:table-cell office:value-type="string" table:style-name="ce12">
            <text:p>The experiment fine-tuned the MentalBERT model to classify text as Normal or Suicidal by systematically adjusting hyperparameters such as learning rate, training epochs, and weight decay. Ten different setups were tested to find the best combination of accuracy, F1-score, and training time. The baseline model (learning rate = 3e-5, epochs = 3, weight decay = 0.01) already performed well with an F1-score of 0.978, but further tuning improved the results. The best performance came from Experiment 8 with a higher learning rate (5e-5), more epochs (5), and stronger regularization (0.1), achieving an accuracy and F1-score of 98.3%. Overall, increasing training depth and regularization helped the model better detect suicidal intent, making the final model highly accurate and reliable for mental health sentiment analysis.</text:p>
          </table:table-cell>
          <table:table-cell office:value-type="string" table:style-name="ce12">
            <text:p>The model correctly labeled most Normal and Suicidal examples.In early runs, a few suicidal phrases were misclassified as Normal, but as training deepened (Experiments 3, 5, and 8), sensitivity improved <text:s/>suicidal sentences were identified with 95–99% confidence.</text:p>
          </table:table-cell>
          <table:table-cell table:number-columns-repeated="16382"/>
        </table:table-row>
        <table:table-row table:number-rows-repeated="104854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text-properties fo:color="#000000" style:font-name="Calibri" style:font-name-asian="Calibri" style:font-name-complex="Calibri"/>
    </style:style>
    <style:style style:name="Text" style:family="table-cell" style:data-style-name="N0">
      <style:table-cell-properties style:vertical-align="automatic" fo:background-color="transparent"/>
      <style:text-properties fo:color="#000000" style:font-name="Calibri" style:font-name-asian="Calibri" style:font-name-complex="Calibri"/>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75in" fo:margin-bottom="0.75in" fo:margin-left="0.7in" fo:margin-right="0.7in" style:print-orientation="landscape" style:print-page-order="ltr" style:first-page-number="continue" style:scale-to="100%" style:table-centering="horizontal" style:print="grid 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23</meta:generator>
    <dc:title/>
    <dc:description/>
    <dc:subject/>
    <meta:initial-creator/>
    <dc:creator>Rodolfo Raga</dc:creator>
    <meta:creation-date>2025-11-27T09:28:56Z</meta:creation-date>
    <dc:date>2025-11-27T09:28:56Z</dc:date>
  </office:meta>
</office:document-meta>
</file>